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434343"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434343" fo:font-size="20pt" fo:font-weight="bold" style:font-size-asian="20pt" style:font-weight-asian="bold" style:font-size-complex="20pt"/>
    </style:style>
    <style:style style:name="T2" style:family="text">
      <style:text-properties fo:color="#434343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ste de matériels infrastructure réseau - Ecotech</text:span></text:p>
      <text:p text:style-name="P1"/>
      <text:p text:style-name="Standard"><text:span text:style-name="T2">2 Routeurs fibre</text:span></text:p>
      <text:p text:style-name="Standard"><text:span text:style-name="T2">4 Switch</text:span></text:p>
      <text:p text:style-name="Standard"><text:span text:style-name="T2">5 PC servant de serveur</text:span></text:p>
      <text:p text:style-name="Standard"><text:span text:style-name="T2">4 Bornes wifi</text:span></text:p>
      <text:p text:style-name="Standard"><text:span text:style-name="T2">Du Câble dro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23" meta:character-count="124" meta:non-whitespace-character-count="107"/>
    <meta:generator>LibreOfficeDev/6.0.5.2$Linux_X86_64 LibreOffice_project/</meta:generator>
  </office:meta>
</office:document-meta>
</file>